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rndQuery.add( Query query , BooleanClause . Occur occ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rndQuery.Srnd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Query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rndQuery.makeLuceneQueryField( String fieldName , BasicQueryFactory q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rndQuery.getWeigh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Query.get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Query.isWeigh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Query.getWeight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Query.isFieldsSubQueryAccep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rndQuery.weightToString( StringBuffer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rndQuery.setWeight( floa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rndQuery.setBoost( float bo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rndQuery.add( BooleanClause cl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